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0073" officeooo:paragraph-rsid="00030073"/>
    </style:style>
    <style:style style:name="P2" style:family="paragraph" style:parent-style-name="Standard">
      <style:text-properties officeooo:rsid="000430ef" officeooo:paragraph-rsid="000430ef"/>
    </style:style>
    <style:style style:name="P3" style:family="paragraph" style:parent-style-name="Standard">
      <style:text-properties fo:font-weight="bold" officeooo:rsid="00030073" officeooo:paragraph-rsid="00030073" style:font-weight-asian="bold" style:font-weight-complex="bold"/>
    </style:style>
    <style:style style:name="P4" style:family="paragraph" style:parent-style-name="Standard">
      <style:text-properties fo:font-weight="bold" officeooo:rsid="0006153e" officeooo:paragraph-rsid="0006153e" style:font-weight-asian="bold" style:font-weight-complex="bold"/>
    </style:style>
    <style:style style:name="P5" style:family="paragraph" style:parent-style-name="Standard">
      <style:paragraph-properties fo:text-align="center" style:justify-single-word="false"/>
      <style:text-properties fo:font-weight="bold" officeooo:rsid="0006153e" officeooo:paragraph-rsid="0006153e" style:font-weight-asian="bold" style:font-weight-complex="bold"/>
    </style:style>
    <style:style style:name="P6" style:family="paragraph" style:parent-style-name="Standard">
      <style:text-properties fo:font-weight="bold" officeooo:rsid="000b1b96" officeooo:paragraph-rsid="000b1b96" style:font-weight-asian="bold" style:font-weight-complex="bold"/>
    </style:style>
    <style:style style:name="P7" style:family="paragraph" style:parent-style-name="Standard">
      <style:text-properties fo:font-weight="bold" officeooo:rsid="00136bbc" officeooo:paragraph-rsid="00136bbc" style:font-weight-asian="bold" style:font-weight-complex="bold"/>
    </style:style>
    <style:style style:name="P8" style:family="paragraph" style:parent-style-name="Standard">
      <style:text-properties fo:font-weight="bold" officeooo:rsid="001618c2" officeooo:paragraph-rsid="001618c2" style:font-weight-asian="bold" style:font-weight-complex="bold"/>
    </style:style>
    <style:style style:name="P9" style:family="paragraph" style:parent-style-name="Standard">
      <style:text-properties fo:font-weight="bold" officeooo:rsid="001954d2" officeooo:paragraph-rsid="001a980e" style:font-weight-asian="bold" style:font-weight-complex="bold"/>
    </style:style>
    <style:style style:name="P10" style:family="paragraph" style:parent-style-name="Standard">
      <style:text-properties fo:font-weight="bold" officeooo:rsid="001ec3b3" officeooo:paragraph-rsid="001ec3b3" style:font-weight-asian="bold" style:font-weight-complex="bold"/>
    </style:style>
    <style:style style:name="P11" style:family="paragraph" style:parent-style-name="Standard">
      <style:text-properties fo:font-weight="normal" officeooo:rsid="0007b1dd" officeooo:paragraph-rsid="0007b1dd" style:font-weight-asian="normal" style:font-weight-complex="normal"/>
    </style:style>
    <style:style style:name="P12" style:family="paragraph" style:parent-style-name="Standard">
      <style:text-properties fo:font-weight="normal" officeooo:rsid="000b1b96" officeooo:paragraph-rsid="000b1b96" style:font-weight-asian="normal" style:font-weight-complex="normal"/>
    </style:style>
    <style:style style:name="P13" style:family="paragraph" style:parent-style-name="Standard">
      <style:text-properties fo:font-weight="normal" officeooo:rsid="000de22f" officeooo:paragraph-rsid="000de22f" style:font-weight-asian="normal" style:font-weight-complex="normal"/>
    </style:style>
    <style:style style:name="P14" style:family="paragraph" style:parent-style-name="Standard">
      <style:text-properties fo:font-style="normal" officeooo:rsid="000430ef" officeooo:paragraph-rsid="000430ef" style:font-style-asian="normal" style:font-style-complex="normal"/>
    </style:style>
    <style:style style:name="P15" style:family="paragraph" style:parent-style-name="Standard">
      <style:text-properties fo:font-style="normal" fo:font-weight="bold" officeooo:rsid="0006153e" officeooo:paragraph-rsid="0006153e" style:font-style-asian="normal" style:font-weight-asian="bold" style:font-style-complex="normal" style:font-weight-complex="bold"/>
    </style:style>
    <style:style style:name="P16" style:family="paragraph" style:parent-style-name="Standard">
      <style:text-properties fo:font-style="normal" fo:font-weight="bold" officeooo:rsid="0007b1dd" officeooo:paragraph-rsid="0007b1dd" style:font-style-asian="normal" style:font-weight-asian="bold" style:font-style-complex="normal" style:font-weight-complex="bold"/>
    </style:style>
    <style:style style:name="P17" style:family="paragraph" style:parent-style-name="Standard">
      <style:text-properties fo:font-style="normal" fo:font-weight="bold" officeooo:rsid="000b1b96" officeooo:paragraph-rsid="000b1b96" style:font-style-asian="normal" style:font-weight-asian="bold" style:font-style-complex="normal" style:font-weight-complex="bold"/>
    </style:style>
    <style:style style:name="P18" style:family="paragraph" style:parent-style-name="Standard">
      <style:text-properties fo:font-style="normal" fo:font-weight="bold" officeooo:rsid="00119b59" officeooo:paragraph-rsid="00119b59" style:font-style-asian="normal" style:font-weight-asian="bold" style:font-style-complex="normal" style:font-weight-complex="bold"/>
    </style:style>
    <style:style style:name="P19" style:family="paragraph" style:parent-style-name="Standard">
      <style:text-properties fo:font-style="normal" fo:font-weight="bold" officeooo:rsid="001d8529" officeooo:paragraph-rsid="001d8529" style:font-style-asian="normal" style:font-weight-asian="bold" style:font-style-complex="normal" style:font-weight-complex="bold"/>
    </style:style>
    <style:style style:name="P20" style:family="paragraph" style:parent-style-name="Standard">
      <style:text-properties fo:font-style="normal" fo:font-weight="bold" officeooo:rsid="001ec3b3" officeooo:paragraph-rsid="001ec3b3" style:font-style-asian="normal" style:font-weight-asian="bold" style:font-style-complex="normal" style:font-weight-complex="bold"/>
    </style:style>
    <style:style style:name="P21" style:family="paragraph" style:parent-style-name="Standard">
      <style:text-properties fo:font-style="normal" fo:font-weight="bold" officeooo:rsid="0021ccc9" officeooo:paragraph-rsid="0021ccc9" style:font-style-asian="normal" style:font-weight-asian="bold" style:font-style-complex="normal" style:font-weight-complex="bold"/>
    </style:style>
    <style:style style:name="P22" style:family="paragraph" style:parent-style-name="Standard">
      <style:text-properties fo:font-style="normal" fo:font-weight="bold" officeooo:rsid="0022aba3" officeooo:paragraph-rsid="0022aba3" style:font-style-asian="normal" style:font-weight-asian="bold" style:font-style-complex="normal" style:font-weight-complex="bold"/>
    </style:style>
    <style:style style:name="P23" style:family="paragraph" style:parent-style-name="Standard">
      <style:text-properties fo:font-style="normal" fo:font-weight="bold" officeooo:rsid="002b3c86" officeooo:paragraph-rsid="002b3c86" style:font-style-asian="normal" style:font-weight-asian="bold" style:font-style-complex="normal" style:font-weight-complex="bold"/>
    </style:style>
    <style:style style:name="P24" style:family="paragraph" style:parent-style-name="Standard">
      <style:text-properties fo:font-style="normal" fo:font-weight="bold" officeooo:rsid="002c972c" officeooo:paragraph-rsid="002c972c" style:font-style-asian="normal" style:font-weight-asian="bold" style:font-style-complex="normal" style:font-weight-complex="bold"/>
    </style:style>
    <style:style style:name="P25" style:family="paragraph" style:parent-style-name="Standard">
      <style:text-properties fo:font-style="normal" fo:font-weight="bold" officeooo:rsid="002d8302" officeooo:paragraph-rsid="002d8302" style:font-style-asian="normal" style:font-weight-asian="bold" style:font-style-complex="normal" style:font-weight-complex="bold"/>
    </style:style>
    <style:style style:name="P26" style:family="paragraph" style:parent-style-name="Standard">
      <style:text-properties fo:font-style="normal" fo:font-weight="bold" officeooo:rsid="00388516" officeooo:paragraph-rsid="00388516" style:font-style-asian="normal" style:font-weight-asian="bold" style:font-style-complex="normal" style:font-weight-complex="bold"/>
    </style:style>
    <style:style style:name="P27" style:family="paragraph" style:parent-style-name="Standard">
      <style:text-properties fo:font-style="normal" fo:font-weight="bold" officeooo:rsid="003a4a37" officeooo:paragraph-rsid="003a4a37" style:font-style-asian="normal" style:font-weight-asian="bold" style:font-style-complex="normal" style:font-weight-complex="bold"/>
    </style:style>
    <style:style style:name="P28" style:family="paragraph" style:parent-style-name="Standard">
      <style:text-properties fo:font-style="normal" fo:font-weight="bold" officeooo:rsid="003be74d" officeooo:paragraph-rsid="003be74d" style:font-style-asian="normal" style:font-weight-asian="bold" style:font-style-complex="normal" style:font-weight-complex="bold"/>
    </style:style>
    <style:style style:name="P29" style:family="paragraph" style:parent-style-name="Standard">
      <style:text-properties fo:font-style="normal" fo:font-weight="bold" officeooo:rsid="003d7d05" officeooo:paragraph-rsid="003d7d05" style:font-style-asian="normal" style:font-weight-asian="bold" style:font-style-complex="normal" style:font-weight-complex="bold"/>
    </style:style>
    <style:style style:name="P30" style:family="paragraph" style:parent-style-name="Standard">
      <style:text-properties fo:font-style="normal" fo:font-weight="bold" officeooo:rsid="00460f3b" officeooo:paragraph-rsid="00460f3b" style:font-style-asian="normal" style:font-weight-asian="bold" style:font-style-complex="normal" style:font-weight-complex="bold"/>
    </style:style>
    <style:style style:name="P31" style:family="paragraph" style:parent-style-name="Standard">
      <style:text-properties fo:font-style="normal" fo:font-weight="bold" officeooo:rsid="00482dbd" officeooo:paragraph-rsid="00482dbd" style:font-style-asian="normal" style:font-weight-asian="bold" style:font-style-complex="normal" style:font-weight-complex="bold"/>
    </style:style>
    <style:style style:name="P32" style:family="paragraph" style:parent-style-name="Standard">
      <style:text-properties fo:font-style="normal" fo:font-weight="bold" officeooo:rsid="00487bde" officeooo:paragraph-rsid="00487bde" style:font-style-asian="normal" style:font-weight-asian="bold" style:font-style-complex="normal" style:font-weight-complex="bold"/>
    </style:style>
    <style:style style:name="P33" style:family="paragraph" style:parent-style-name="Standard">
      <style:text-properties fo:font-style="normal" fo:font-weight="bold" officeooo:rsid="004b777f" officeooo:paragraph-rsid="004b777f" style:font-style-asian="normal" style:font-weight-asian="bold" style:font-style-complex="normal" style:font-weight-complex="bold"/>
    </style:style>
    <style:style style:name="P34" style:family="paragraph" style:parent-style-name="Standard">
      <style:text-properties fo:font-style="normal" fo:font-weight="bold" officeooo:rsid="004c52d9" officeooo:paragraph-rsid="004c52d9" style:font-style-asian="normal" style:font-weight-asian="bold" style:font-style-complex="normal" style:font-weight-complex="bold"/>
    </style:style>
    <style:style style:name="P35" style:family="paragraph" style:parent-style-name="Standard">
      <style:text-properties fo:font-style="normal" fo:font-weight="bold" officeooo:rsid="00522230" officeooo:paragraph-rsid="00522230" style:font-style-asian="normal" style:font-weight-asian="bold" style:font-style-complex="normal" style:font-weight-complex="bold"/>
    </style:style>
    <style:style style:name="P36" style:family="paragraph" style:parent-style-name="Standard">
      <style:text-properties fo:font-style="normal" fo:font-weight="bold" officeooo:rsid="005367df" officeooo:paragraph-rsid="005367df" style:font-style-asian="normal" style:font-weight-asian="bold" style:font-style-complex="normal" style:font-weight-complex="bold"/>
    </style:style>
    <style:style style:name="P37" style:family="paragraph" style:parent-style-name="Standard">
      <style:text-properties fo:font-style="normal" fo:font-weight="normal" officeooo:rsid="0006153e" officeooo:paragraph-rsid="0006153e" style:font-style-asian="normal" style:font-weight-asian="normal" style:font-style-complex="normal" style:font-weight-complex="normal"/>
    </style:style>
    <style:style style:name="P38" style:family="paragraph" style:parent-style-name="Standard">
      <style:text-properties fo:font-style="normal" fo:font-weight="normal" officeooo:rsid="000a16b9" officeooo:paragraph-rsid="0007b1dd" style:font-style-asian="normal" style:font-weight-asian="normal" style:font-style-complex="normal" style:font-weight-complex="normal"/>
    </style:style>
    <style:style style:name="P39" style:family="paragraph" style:parent-style-name="Standard">
      <style:text-properties fo:font-style="normal" fo:font-weight="normal" officeooo:rsid="000b1b96" officeooo:paragraph-rsid="000b1b96" style:font-style-asian="normal" style:font-weight-asian="normal" style:font-style-complex="normal" style:font-weight-complex="normal"/>
    </style:style>
    <style:style style:name="P40" style:family="paragraph" style:parent-style-name="Standard">
      <style:text-properties fo:font-style="normal" fo:font-weight="normal" officeooo:rsid="000bef79" officeooo:paragraph-rsid="000b1b96" style:font-style-asian="normal" style:font-weight-asian="normal" style:font-style-complex="normal" style:font-weight-complex="normal"/>
    </style:style>
    <style:style style:name="P41" style:family="paragraph" style:parent-style-name="Standard">
      <style:text-properties fo:font-style="normal" fo:font-weight="normal" officeooo:rsid="000de22f" officeooo:paragraph-rsid="000de22f" style:font-style-asian="normal" style:font-weight-asian="normal" style:font-style-complex="normal" style:font-weight-complex="normal"/>
    </style:style>
    <style:style style:name="P42" style:family="paragraph" style:parent-style-name="Standard">
      <style:text-properties fo:font-style="normal" fo:font-weight="normal" officeooo:rsid="00119b59" officeooo:paragraph-rsid="00119b59" style:font-style-asian="normal" style:font-weight-asian="normal" style:font-style-complex="normal" style:font-weight-complex="normal"/>
    </style:style>
    <style:style style:name="P43" style:family="paragraph" style:parent-style-name="Standard">
      <style:text-properties fo:font-style="normal" fo:font-weight="normal" officeooo:rsid="00143baa" officeooo:paragraph-rsid="00136bbc" style:font-style-asian="normal" style:font-weight-asian="normal" style:font-style-complex="normal" style:font-weight-complex="normal"/>
    </style:style>
    <style:style style:name="P44" style:family="paragraph" style:parent-style-name="Standard">
      <style:text-properties fo:font-style="normal" fo:font-weight="normal" officeooo:rsid="001618c2" officeooo:paragraph-rsid="001618c2" style:font-style-asian="normal" style:font-weight-asian="normal" style:font-style-complex="normal" style:font-weight-complex="normal"/>
    </style:style>
    <style:style style:name="P45" style:family="paragraph" style:parent-style-name="Standard">
      <style:text-properties fo:font-style="normal" fo:font-weight="normal" officeooo:rsid="001954d2" officeooo:paragraph-rsid="001618c2" style:font-style-asian="normal" style:font-weight-asian="normal" style:font-style-complex="normal" style:font-weight-complex="normal"/>
    </style:style>
    <style:style style:name="P46" style:family="paragraph" style:parent-style-name="Standard">
      <style:text-properties fo:font-style="normal" fo:font-weight="normal" officeooo:rsid="001d245e" officeooo:paragraph-rsid="001a980e" style:font-style-asian="normal" style:font-weight-asian="normal" style:font-style-complex="normal" style:font-weight-complex="normal"/>
    </style:style>
    <style:style style:name="P47" style:family="paragraph" style:parent-style-name="Standard">
      <style:text-properties fo:font-style="normal" fo:font-weight="normal" officeooo:rsid="001d245e" officeooo:paragraph-rsid="001d245e" style:font-style-asian="normal" style:font-weight-asian="normal" style:font-style-complex="normal" style:font-weight-complex="normal"/>
    </style:style>
    <style:style style:name="P48" style:family="paragraph" style:parent-style-name="Standard">
      <style:text-properties fo:font-style="normal" fo:font-weight="normal" officeooo:rsid="001d8529" officeooo:paragraph-rsid="001d8529" style:font-style-asian="normal" style:font-weight-asian="normal" style:font-style-complex="normal" style:font-weight-complex="normal"/>
    </style:style>
    <style:style style:name="P49" style:family="paragraph" style:parent-style-name="Standard">
      <style:text-properties fo:font-style="normal" fo:font-weight="normal" officeooo:rsid="001ec3b3" officeooo:paragraph-rsid="001ec3b3" style:font-style-asian="normal" style:font-weight-asian="normal" style:font-style-complex="normal" style:font-weight-complex="normal"/>
    </style:style>
    <style:style style:name="P50" style:family="paragraph" style:parent-style-name="Standard">
      <style:text-properties fo:font-style="normal" fo:font-weight="normal" officeooo:rsid="001f7201" officeooo:paragraph-rsid="001ec3b3" style:font-style-asian="normal" style:font-weight-asian="normal" style:font-style-complex="normal" style:font-weight-complex="normal"/>
    </style:style>
    <style:style style:name="P51" style:family="paragraph" style:parent-style-name="Standard">
      <style:text-properties fo:font-style="normal" fo:font-weight="normal" officeooo:rsid="0021ccc9" officeooo:paragraph-rsid="0021ccc9" style:font-style-asian="normal" style:font-weight-asian="normal" style:font-style-complex="normal" style:font-weight-complex="normal"/>
    </style:style>
    <style:style style:name="P52" style:family="paragraph" style:parent-style-name="Standard">
      <style:text-properties fo:font-style="normal" fo:font-weight="normal" officeooo:rsid="0022aba3" officeooo:paragraph-rsid="0022aba3" style:font-style-asian="normal" style:font-weight-asian="normal" style:font-style-complex="normal" style:font-weight-complex="normal"/>
    </style:style>
    <style:style style:name="P53" style:family="paragraph" style:parent-style-name="Standard">
      <style:text-properties fo:font-style="normal" fo:font-weight="normal" officeooo:rsid="002b3c86" officeooo:paragraph-rsid="002b3c86" style:font-style-asian="normal" style:font-weight-asian="normal" style:font-style-complex="normal" style:font-weight-complex="normal"/>
    </style:style>
    <style:style style:name="P54" style:family="paragraph" style:parent-style-name="Standard">
      <style:text-properties fo:font-style="normal" fo:font-weight="normal" officeooo:rsid="002c972c" officeooo:paragraph-rsid="002d8302" style:font-style-asian="normal" style:font-weight-asian="normal" style:font-style-complex="normal" style:font-weight-complex="normal"/>
    </style:style>
    <style:style style:name="P55" style:family="paragraph" style:parent-style-name="Standard">
      <style:text-properties fo:font-style="normal" fo:font-weight="normal" officeooo:rsid="002d8302" officeooo:paragraph-rsid="002d8302" style:font-style-asian="normal" style:font-weight-asian="normal" style:font-style-complex="normal" style:font-weight-complex="normal"/>
    </style:style>
    <style:style style:name="P56" style:family="paragraph" style:parent-style-name="Standard">
      <style:text-properties fo:font-style="normal" fo:font-weight="normal" officeooo:rsid="00388516" officeooo:paragraph-rsid="00388516" style:font-style-asian="normal" style:font-weight-asian="normal" style:font-style-complex="normal" style:font-weight-complex="normal"/>
    </style:style>
    <style:style style:name="P57" style:family="paragraph" style:parent-style-name="Standard">
      <style:text-properties fo:font-style="normal" fo:font-weight="normal" officeooo:rsid="003a4a37" officeooo:paragraph-rsid="003a4a37" style:font-style-asian="normal" style:font-weight-asian="normal" style:font-style-complex="normal" style:font-weight-complex="normal"/>
    </style:style>
    <style:style style:name="P58" style:family="paragraph" style:parent-style-name="Standard">
      <style:text-properties fo:font-style="normal" fo:font-weight="normal" officeooo:rsid="003f03e9" officeooo:paragraph-rsid="003f03e9" style:font-style-asian="normal" style:font-weight-asian="normal" style:font-style-complex="normal" style:font-weight-complex="normal"/>
    </style:style>
    <style:style style:name="P59" style:family="paragraph" style:parent-style-name="Standard">
      <style:text-properties fo:font-style="normal" fo:font-weight="normal" officeooo:rsid="00460f3b" officeooo:paragraph-rsid="00460f3b" style:font-style-asian="normal" style:font-weight-asian="normal" style:font-style-complex="normal" style:font-weight-complex="normal"/>
    </style:style>
    <style:style style:name="P60" style:family="paragraph" style:parent-style-name="Standard">
      <style:text-properties fo:font-style="normal" fo:font-weight="normal" officeooo:rsid="00480631" officeooo:paragraph-rsid="00480631" style:font-style-asian="normal" style:font-weight-asian="normal" style:font-style-complex="normal" style:font-weight-complex="normal"/>
    </style:style>
    <style:style style:name="P61" style:family="paragraph" style:parent-style-name="Standard">
      <style:text-properties fo:font-style="normal" fo:font-weight="normal" officeooo:rsid="00482dbd" officeooo:paragraph-rsid="00482dbd" style:font-style-asian="normal" style:font-weight-asian="normal" style:font-style-complex="normal" style:font-weight-complex="normal"/>
    </style:style>
    <style:style style:name="P62" style:family="paragraph" style:parent-style-name="Standard">
      <style:text-properties fo:font-style="normal" fo:font-weight="normal" officeooo:rsid="00487bde" officeooo:paragraph-rsid="00487bde" style:font-style-asian="normal" style:font-weight-asian="normal" style:font-style-complex="normal" style:font-weight-complex="normal"/>
    </style:style>
    <style:style style:name="P63" style:family="paragraph" style:parent-style-name="Standard">
      <style:text-properties officeooo:paragraph-rsid="003446f5"/>
    </style:style>
    <style:style style:name="P64" style:family="paragraph" style:parent-style-name="Standard">
      <style:text-properties fo:font-style="normal" fo:font-weight="normal" officeooo:rsid="003be74d" officeooo:paragraph-rsid="003be74d" style:font-style-asian="normal" style:font-weight-asian="normal" style:font-style-complex="normal" style:font-weight-complex="normal"/>
    </style:style>
    <style:style style:name="P65" style:family="paragraph" style:parent-style-name="Standard">
      <style:text-properties fo:font-style="normal" fo:font-weight="normal" officeooo:rsid="003c7698" officeooo:paragraph-rsid="003be74d" style:font-style-asian="normal" style:font-weight-asian="normal" style:font-style-complex="normal" style:font-weight-complex="normal"/>
    </style:style>
    <style:style style:name="P66" style:family="paragraph" style:parent-style-name="Standard">
      <style:text-properties fo:font-style="normal" fo:font-weight="normal" officeooo:rsid="004b777f" officeooo:paragraph-rsid="004b777f" style:font-style-asian="normal" style:font-weight-asian="normal" style:font-style-complex="normal" style:font-weight-complex="normal"/>
    </style:style>
    <style:style style:name="P67" style:family="paragraph" style:parent-style-name="Standard">
      <style:text-properties fo:font-style="normal" fo:font-weight="normal" officeooo:rsid="004c52d9" officeooo:paragraph-rsid="004c52d9" style:font-style-asian="normal" style:font-weight-asian="normal" style:font-style-complex="normal" style:font-weight-complex="normal"/>
    </style:style>
    <style:style style:name="P68" style:family="paragraph" style:parent-style-name="Standard">
      <style:text-properties fo:font-style="normal" fo:font-weight="normal" officeooo:rsid="00525fcd" officeooo:paragraph-rsid="00522230" style:font-style-asian="normal" style:font-weight-asian="normal" style:font-style-complex="normal" style:font-weight-complex="normal"/>
    </style:style>
    <style:style style:name="P69" style:family="paragraph" style:parent-style-name="Standard">
      <style:text-properties fo:font-style="normal" fo:font-weight="normal" officeooo:rsid="005367df" officeooo:paragraph-rsid="005367df" style:font-style-asian="normal" style:font-weight-asian="normal" style:font-style-complex="normal" style:font-weight-complex="normal"/>
    </style:style>
    <style:style style:name="P70" style:family="paragraph" style:parent-style-name="Standard">
      <style:text-properties fo:font-style="normal" fo:font-weight="normal" officeooo:rsid="005559b4" officeooo:paragraph-rsid="005559b4" style:font-style-asian="normal" style:font-weight-asian="normal" style:font-style-complex="normal" style:font-weight-complex="normal"/>
    </style:style>
    <style:style style:name="P71" style:family="paragraph" style:parent-style-name="Standard">
      <style:text-properties fo:font-style="normal" fo:font-weight="normal" officeooo:rsid="0058e116" officeooo:paragraph-rsid="0058e116" style:font-style-asian="normal" style:font-weight-asian="normal" style:font-style-complex="normal" style:font-weight-complex="normal"/>
    </style:style>
    <style:style style:name="P72" style:family="paragraph" style:parent-style-name="Standard">
      <style:text-properties fo:font-style="normal" fo:font-weight="normal" officeooo:rsid="0061c369" officeooo:paragraph-rsid="0061c369" style:font-style-asian="normal" style:font-weight-asian="normal" style:font-style-complex="normal" style:font-weight-complex="normal"/>
    </style:style>
    <style:style style:name="P73" style:family="paragraph" style:parent-style-name="Standard">
      <style:text-properties fo:font-style="normal" fo:font-weight="normal" officeooo:rsid="0061c369" officeooo:paragraph-rsid="00630fe6" style:font-style-asian="normal" style:font-weight-asian="normal" style:font-style-complex="normal" style:font-weight-complex="normal"/>
    </style:style>
    <style:style style:name="P74" style:family="paragraph" style:parent-style-name="Standard">
      <style:text-properties fo:font-style="normal" fo:font-weight="normal" officeooo:rsid="0064fe61" officeooo:paragraph-rsid="0064fe61" style:font-style-asian="normal" style:font-weight-asian="normal" style:font-style-complex="normal" style:font-weight-complex="normal"/>
    </style:style>
    <style:style style:name="P75" style:family="paragraph" style:parent-style-name="Standard">
      <style:text-properties fo:font-style="normal" fo:font-weight="bold" officeooo:rsid="005559b4" officeooo:paragraph-rsid="005559b4" style:font-style-asian="normal" style:font-weight-asian="bold" style:font-style-complex="normal" style:font-weight-complex="bold"/>
    </style:style>
    <style:style style:name="P76" style:family="paragraph" style:parent-style-name="Standard">
      <style:text-properties fo:font-style="normal" fo:font-weight="bold" officeooo:rsid="0061c369" officeooo:paragraph-rsid="0061c369" style:font-style-asian="normal" style:font-weight-asian="bold" style:font-style-complex="normal" style:font-weight-complex="bold"/>
    </style:style>
    <style:style style:name="T1" style:family="text">
      <style:text-properties officeooo:rsid="000430e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4e87f" style:font-style-asian="normal" style:font-style-complex="normal"/>
    </style:style>
    <style:style style:name="T5" style:family="text">
      <style:text-properties fo:font-style="normal" officeooo:rsid="000a16b9" style:font-style-asian="normal" style:font-style-complex="normal"/>
    </style:style>
    <style:style style:name="T6" style:family="text">
      <style:text-properties fo:font-style="normal" officeooo:rsid="000bef79" style:font-style-asian="normal" style:font-style-complex="normal"/>
    </style:style>
    <style:style style:name="T7" style:family="text">
      <style:text-properties fo:font-style="normal" officeooo:rsid="000ccfd2" style:font-style-asian="normal" style:font-style-complex="normal"/>
    </style:style>
    <style:style style:name="T8" style:family="text">
      <style:text-properties fo:font-style="normal" officeooo:rsid="000fb766" style:font-style-asian="normal" style:font-style-complex="normal"/>
    </style:style>
    <style:style style:name="T9" style:family="text">
      <style:text-properties fo:font-style="normal" officeooo:rsid="00143baa" style:font-style-asian="normal" style:font-style-complex="normal"/>
    </style:style>
    <style:style style:name="T10" style:family="text">
      <style:text-properties fo:font-style="normal" officeooo:rsid="0017641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b1b96" style:font-style-asian="normal" style:font-weight-asian="normal" style:font-style-complex="normal" style:font-weight-complex="normal"/>
    </style:style>
    <style:style style:name="T13" style:family="text">
      <style:text-properties fo:font-style="normal" fo:font-weight="normal" officeooo:rsid="00143baa" style:font-style-asian="normal" style:font-weight-asian="normal" style:font-style-complex="normal" style:font-weight-complex="normal"/>
    </style:style>
    <style:style style:name="T14" style:family="text">
      <style:text-properties fo:font-style="normal" fo:font-weight="normal" officeooo:rsid="001618c2" style:font-style-asian="normal" style:font-weight-asian="normal" style:font-style-complex="normal" style:font-weight-complex="normal"/>
    </style:style>
    <style:style style:name="T15" style:family="text">
      <style:text-properties fo:font-style="normal" fo:font-weight="normal" officeooo:rsid="0017641b" style:font-style-asian="normal" style:font-weight-asian="normal" style:font-style-complex="normal" style:font-weight-complex="normal"/>
    </style:style>
    <style:style style:name="T16" style:family="text">
      <style:text-properties fo:font-style="normal" fo:font-weight="normal" officeooo:rsid="001954d2" style:font-style-asian="normal" style:font-weight-asian="normal" style:font-style-complex="normal" style:font-weight-complex="normal"/>
    </style:style>
    <style:style style:name="T17" style:family="text">
      <style:text-properties fo:font-style="normal" fo:font-weight="normal" officeooo:rsid="001a980e" style:font-style-asian="normal" style:font-weight-asian="normal" style:font-style-complex="normal" style:font-weight-complex="normal"/>
    </style:style>
    <style:style style:name="T18" style:family="text">
      <style:text-properties fo:font-style="normal" fo:font-weight="normal" officeooo:rsid="001acdd5" style:font-style-asian="normal" style:font-weight-asian="normal" style:font-style-complex="normal" style:font-weight-complex="normal"/>
    </style:style>
    <style:style style:name="T19" style:family="text">
      <style:text-properties fo:font-style="normal" fo:font-weight="normal" officeooo:rsid="001bd976" style:font-style-asian="normal" style:font-weight-asian="normal" style:font-style-complex="normal" style:font-weight-complex="normal"/>
    </style:style>
    <style:style style:name="T20" style:family="text">
      <style:text-properties fo:font-style="normal" fo:font-weight="normal" officeooo:rsid="001d245e" style:font-style-asian="normal" style:font-weight-asian="normal" style:font-style-complex="normal" style:font-weight-complex="normal"/>
    </style:style>
    <style:style style:name="T21" style:family="text">
      <style:text-properties fo:font-style="normal" fo:font-weight="normal" officeooo:rsid="001f7201" style:font-style-asian="normal" style:font-weight-asian="normal" style:font-style-complex="normal" style:font-weight-complex="normal"/>
    </style:style>
    <style:style style:name="T22" style:family="text">
      <style:text-properties fo:font-style="normal" fo:font-weight="normal" officeooo:rsid="002d8302" style:font-style-asian="normal" style:font-weight-asian="normal" style:font-style-complex="normal" style:font-weight-complex="normal"/>
    </style:style>
    <style:style style:name="T23" style:family="text">
      <style:text-properties officeooo:rsid="0006153e"/>
    </style:style>
    <style:style style:name="T24" style:family="text">
      <style:text-properties fo:font-weight="normal" style:font-weight-asian="normal" style:font-weight-complex="normal"/>
    </style:style>
    <style:style style:name="T25" style:family="text">
      <style:text-properties fo:font-weight="normal" officeooo:rsid="0006153e" style:font-weight-asian="normal" style:font-weight-complex="normal"/>
    </style:style>
    <style:style style:name="T26" style:family="text">
      <style:text-properties fo:font-weight="normal" officeooo:rsid="003c7698" style:font-weight-asian="normal" style:font-weight-complex="normal"/>
    </style:style>
    <style:style style:name="T27" style:family="text">
      <style:text-properties fo:font-weight="normal" officeooo:rsid="003d7d05" style:font-weight-asian="normal" style:font-weight-complex="normal"/>
    </style:style>
    <style:style style:name="T28" style:family="text">
      <style:text-properties fo:font-weight="normal" officeooo:rsid="004f3e34" style:font-weight-asian="normal" style:font-weight-complex="normal"/>
    </style:style>
    <style:style style:name="T29" style:family="text">
      <style:text-properties fo:font-weight="normal" officeooo:rsid="004fd741" style:font-weight-asian="normal" style:font-weight-complex="normal"/>
    </style:style>
    <style:style style:name="T30" style:family="text">
      <style:text-properties fo:font-weight="normal" officeooo:rsid="0050a7a6" style:font-weight-asian="normal" style:font-weight-complex="normal"/>
    </style:style>
    <style:style style:name="T31" style:family="text">
      <style:text-properties fo:font-weight="normal" officeooo:rsid="00525fcd" style:font-weight-asian="normal" style:font-weight-complex="normal"/>
    </style:style>
    <style:style style:name="T32" style:family="text">
      <style:text-properties officeooo:rsid="00207381"/>
    </style:style>
    <style:style style:name="T33" style:family="text">
      <style:text-properties officeooo:rsid="002318c1"/>
    </style:style>
    <style:style style:name="T34" style:family="text">
      <style:text-properties fo:font-weight="bold" officeooo:rsid="002318c1" style:font-weight-asian="bold" style:font-weight-complex="bold"/>
    </style:style>
    <style:style style:name="T35" style:family="text">
      <style:text-properties fo:font-weight="bold" officeooo:rsid="002d8302" style:font-weight-asian="bold" style:font-weight-complex="bold"/>
    </style:style>
    <style:style style:name="T36" style:family="text">
      <style:text-properties officeooo:rsid="00284a4c"/>
    </style:style>
    <style:style style:name="T37" style:family="text">
      <style:text-properties officeooo:rsid="002d8302"/>
    </style:style>
    <style:style style:name="T38" style:family="text">
      <style:text-properties fo:color="#000000" style:font-name="Liberation Serif" fo:font-size="12pt" fo:font-style="normal" fo:font-weight="normal" officeooo:rsid="002d8302" style:font-style-asian="normal" style:font-weight-asian="normal" style:font-style-complex="normal" style:font-weight-complex="normal"/>
    </style:style>
    <style:style style:name="T39" style:family="text">
      <style:text-properties fo:color="#000000" style:font-name="Liberation Serif" fo:font-size="12pt" fo:font-style="normal" fo:font-weight="normal" officeooo:rsid="002f1543" style:font-style-asian="normal" style:font-weight-asian="normal" style:font-style-complex="normal" style:font-weight-complex="normal"/>
    </style:style>
    <style:style style:name="T40" style:family="text">
      <style:text-properties fo:color="#000000" style:font-name="Liberation Serif" fo:font-size="12pt" fo:font-style="normal" fo:font-weight="normal" officeooo:rsid="0030af69" style:font-style-asian="normal" style:font-weight-asian="normal" style:font-style-complex="normal" style:font-weight-complex="normal"/>
    </style:style>
    <style:style style:name="T41" style:family="text">
      <style:text-properties fo:color="#000000" style:font-name="Liberation Serif" fo:font-size="12pt" fo:font-style="normal" fo:font-weight="normal" officeooo:rsid="003446f5" style:font-style-asian="normal" style:font-weight-asian="normal" style:font-style-complex="normal" style:font-weight-complex="normal"/>
    </style:style>
    <style:style style:name="T42" style:family="text">
      <style:text-properties fo:color="#000000" style:font-name="Liberation Serif" fo:font-size="12pt" fo:font-style="normal" fo:font-weight="normal" officeooo:rsid="0035d81a" style:font-style-asian="normal" style:font-weight-asian="normal" style:font-style-complex="normal" style:font-weight-complex="normal"/>
    </style:style>
    <style:style style:name="T43" style:family="text">
      <style:text-properties fo:color="#000000" style:font-name="Liberation Serif" fo:font-size="12pt" fo:font-style="normal" fo:font-weight="normal" officeooo:rsid="003612cf" style:font-style-asian="normal" style:font-weight-asian="normal" style:font-style-complex="normal" style:font-weight-complex="normal"/>
    </style:style>
    <style:style style:name="T44" style:family="text">
      <style:text-properties officeooo:rsid="003a87eb"/>
    </style:style>
    <style:style style:name="T45" style:family="text">
      <style:text-properties officeooo:rsid="0040bd59"/>
    </style:style>
    <style:style style:name="T46" style:family="text">
      <style:text-properties officeooo:rsid="0046db34"/>
    </style:style>
    <style:style style:name="T47" style:family="text">
      <style:text-properties officeooo:rsid="004fd741"/>
    </style:style>
    <style:style style:name="T48" style:family="text">
      <style:text-properties officeooo:rsid="00573b5f"/>
    </style:style>
    <style:style style:name="T49" style:family="text">
      <style:text-properties officeooo:rsid="0058eeb8"/>
    </style:style>
    <style:style style:name="T50" style:family="text">
      <style:text-properties officeooo:rsid="005c3a92"/>
    </style:style>
    <style:style style:name="T51" style:family="text">
      <style:text-properties officeooo:rsid="006305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epler-TESS Hyperparameter Optimization</text:p>
      <text:p text:style-name="P5"/>
      <text:p text:style-name="P3"/>
      <text:p text:style-name="P3">May 7 2019</text:p>
      <text:p text:style-name="P1"/>
      <text:p text:style-name="P1">The results achieved in the <text:span text:style-name="T23">hyperparameter optimization (</text:span>HPO<text:span text:style-name="T23">)</text:span> study using the BOHB HP<text:span text:style-name="T25">B</text:span>andster algorithm are below the ones presented by Shallue in the paper <text:span text:style-name="T2">“Identifying Exoplanets with Deep Learning”</text:span>. The AUC ROC values obtained are close, but the precision and recall values are significantly lower (around %5 less). <text:s/>Possible reasons for this difference are:</text:p>
      <text:p text:style-name="P1">1) The threshold used as default to compute these metrics, 0.5, is not adequate to our models. There is a shift in the distribution of the scores of the models and this could be due to the use of a different activation function – Leaky ReLU instead of ReLU, as it is stated in the paper;</text:p>
      <text:p text:style-name="P1">2) The hyperparameter optimization algorithm used in the Google Vizier framework is <text:span text:style-name="T1">better at finding good configurations than ours OR we should test other values for the BOHB parameters: perhaps run more iterations, or perform even more studies.</text:span></text:p>
      <text:p text:style-name="P2">We decided to focus on reason 1) and try to reproduce their architecture fixed parameters based on the paper and <text:span text:style-name="T2">github</text:span> page:</text:p>
      <text:p text:style-name="P2">- Removed the L2 regularization in the FC hidden layers;</text:p>
      <text:p text:style-name="P2">- Replaced Leaky ReLU by ReLU;</text:p>
      <text:p text:style-name="P2">- Removed batch normalization;</text:p>
      <text:p text:style-name="P2">- Replaced <text:span text:style-name="T3">He weight initialization in the convolutional layers by Glorot </text:span><text:span text:style-name="T4">initialization</text:span><text:span text:style-name="T3">.</text:span></text:p>
      <text:p text:style-name="P14"/>
      <text:p text:style-name="P15">May 8 2019</text:p>
      <text:p text:style-name="P37"/>
      <text:p text:style-name="P4"><text:span text:style-name="T11">Running HPO study </text:span><text:span text:style-name="T12">(study_3) </text:span><text:span text:style-name="T11">with the changes referred previously. Tried to add ROC curves, but without success: for some reason, the TP, FP, TN and FN Tensorflow metrics do not yield a tensor, but rather a variable.</text:span></text:p>
      <text:p text:style-name="P37"/>
      <text:p text:style-name="P16">May 10 2019</text:p>
      <text:p text:style-name="P16"/>
      <text:p text:style-name="P11"><text:span text:style-name="T3">The results were similar. By adding the recall metric to the results json file, we could confirm the expected trade-off behavior in terms of precision and recall in the models trained. Although we can obtain models with ROC AUC values similar to Shallue's best model, either the precision or recall for our models is significantly below the values reported by him. </text:span><text:span text:style-name="T5">I confirmed that the evaluation metric used in Shallue's studies is ROC AUC.</text:span></text:p>
      <text:p text:style-name="P38"/>
      <text:p text:style-name="P6"><text:span text:style-name="T5">M</text:span><text:span text:style-name="T3">ay 13 2019</text:span></text:p>
      <text:p text:style-name="P17"/>
      <text:p text:style-name="P12"><text:span text:style-name="T3">The configuration space had one hyperparameter that was not being used (decay rate), adding one extra dimension not needed. The values reported by the BOHB study are now the values associated with the epoch in which the model achieved the highest performance on the validation set according to the evaluation metric (ROC AUC). Still, BOHB uses the evaluation metric from the last epoch to rank the different models. Changes performed for this new HPO study </text:span><text:span text:style-name="T8">(study_4)</text:span><text:span text:style-name="T3">:</text:span></text:p>
      <text:p text:style-name="P39">- Removed the decay rate from the configuration space;</text:p>
      <text:p text:style-name="P39">- Changed values reported by the BOHB study;</text:p>
      <text:p text:style-name="P12"><text:span text:style-name="T3">- </text:span><text:span text:style-name="T6">Added data augmentation: same data augmentation performed by Shallue. Random horizontal reflections were applied to the light curves during training (probability of 0.5). </text:span><text:span text:style-name="T7">The number of data points remains the same</text:span><text:span text:style-name="T6">;</text:span></text:p>
      <text:p text:style-name="P40">- Added plots of precision and recall for the validation and test sets;</text:p>
      <text:p text:style-name="P13"><text:soft-page-break/><text:span text:style-name="T6">- R</text:span><text:span text:style-name="T3">OC AUC is computed using 1000 threshold points (the same number used by Shallue) instead of the default 200.</text:span></text:p>
      <text:p text:style-name="P41"/>
      <text:p text:style-name="P18">May 14 2019</text:p>
      <text:p text:style-name="P42"/>
      <text:p text:style-name="P7"><text:span text:style-name="T11">The test set results for the ensemble show that although previous studies achieved marginally worse results in terms of ROC AUC, either the precision or recall values were significantly worse (about 0.05 below). The ROC AUC is not significantly sensitive to </text:span><text:span text:style-name="T14">these</text:span><text:span text:style-name="T11"> differences, however, it is possible to observe that the PR AUC (also called average precision) is, in fact, a more descriptive metric of the relationship between precision and recall. Hence, a new study (study_5) was performed using this metric </text:span><text:span text:style-name="T13">as loss to the BOHB study.</text:span></text:p>
      <text:p text:style-name="P43"/>
      <text:p text:style-name="P8"><text:span text:style-name="T9">M</text:span><text:span text:style-name="T3">ay 1</text:span><text:span text:style-name="T10">7</text:span><text:span text:style-name="T3"> 2019</text:span></text:p>
      <text:p text:style-name="P44"/>
      <text:p text:style-name="P8"><text:span text:style-name="T11">The </text:span><text:span text:style-name="T15">results improved significantly in terms of recall (~1%) while the other performance metrics stayed approximately the same. A new study (study_6) was developed using as “warm-up” study_5. The minimum budget was raised to 32, since we do not expect to reach good points in the loss function with less epochs (8 and 16). The maximum budget was raised to 512 to give more resources to the more complex models. The new study uses the previous results to recover the probability distribution estimates it had previously. </text:span><text:span text:style-name="T16">The results were encouraging, since we were able to achieve a similar recall and marginally worse accuracy without hindering the remaining metrics. This study showed that using the BOHB algorithm we are able to reproduce the results that Shallue obtained using the Google Vizier framework. Using this as starting point, we can now work on changes on the architecture in order to increase the performance of our processed-light-curve-to-prediction models.</text:span></text:p>
      <text:p text:style-name="P45"/>
      <text:p text:style-name="P9"><text:span text:style-name="T11">We should also think about </text:span><text:span text:style-name="T17">which metric is used for the HPO loss: what are we striving for? Do we favor precision over recall? Or vice-versa? Are we interested in selecting an optimal threshold? How to choose it (f-score metric)? Should we report precision and recall metrics for threshold at 0.5 or for the optimal threshold selected for the validation set?</text:span></text:p>
      <text:p text:style-name="P9"><text:span text:style-name="T17">For the studies conducted, the results reported were not, for the most part, from the model picked by the BOHB. Often, those </text:span><text:span text:style-name="T18">best </text:span><text:span text:style-name="T17">models, although having </text:span><text:span text:style-name="T19">a</text:span><text:span text:style-name="T17"> </text:span><text:span text:style-name="T18">similar</text:span><text:span text:style-name="T17"> ROC/PR AUC <text:s/>for the </text:span><text:span text:style-name="T18">test set</text:span><text:span text:style-name="T17"> ended up having either a </text:span><text:span text:style-name="T18">significantly </text:span><text:span text:style-name="T17">lower precision </text:span><text:span text:style-name="T18">or</text:span><text:span text:style-name="T17"> recall at 0.5 than Shallue's model, </text:span><text:span text:style-name="T18">and thus also a lower accuracy. </text:span><text:span text:style-name="T19">Given that, I looked through the configurations, </text:span><text:span text:style-name="T20">checking their performance on the test set, choosing those that seemed more promising, i.e., those that achieved a similar recall value as Shallue for the test set. This does not mean that the models chosen by the HPO algorithm are worse, since we need to define what we pretend. Those models might achieve a higher precision and recall for the test set using a different threshold than 0.5.</text:span></text:p>
      <text:p text:style-name="P46"/>
      <text:p text:style-name="P47">Is the ROC/PR AUC a measure of the separation between the classes' test set distributions? Should we use weighted f-score to give appropriate weight to the precision and recall?</text:p>
      <text:p text:style-name="P47"/>
      <text:p text:style-name="P19">May 20 2019</text:p>
      <text:p text:style-name="P48"/>
      <text:p text:style-name="P49">A new study (study_7) was performed by setting the maximum budget to 50 epochs, in order to compare with Shallue's best configuration, since he trained the models on 50 epochs. By using a maximum budget of 50 epochs, we are trying to find the configuration that best performs for this number of epochs. <text:span text:style-name="T32">The optimization metric was set to ROC AUC again.</text:span></text:p>
      <text:p text:style-name="P49"/>
      <text:p text:style-name="P20">May 21 2019</text:p>
      <text:p text:style-name="P49"><text:soft-page-break/></text:p>
      <text:p text:style-name="P10"><text:span text:style-name="T11">The results were similar to the ones achieved before. A new study (study_8) was started using study_7 as a warm-up. The number of iterations was set to 200, which corresponds to the evaluation of 1650 models. As Shallue mentioned in the paper, their HPO studies </text:span><text:span text:style-name="T21">trained “several thousand models”, so we are trying to perform HPO studies that provide estimates on the same order of magnitude, at least. Previously, we were running studies that trained a few hundreds of models (max 400).</text:span></text:p>
      <text:p text:style-name="P50"/>
      <text:p text:style-name="P21">May 24 2019</text:p>
      <text:p text:style-name="P21"/>
      <text:p text:style-name="P51">A new study (study_9) was started using study_8 as a warm-up with the same number of iterations as the previous study.</text:p>
      <text:p text:style-name="P51"/>
      <text:p text:style-name="P22">May 29-<text:span text:style-name="T36">30</text:span> 2019</text:p>
      <text:p text:style-name="P22"/>
      <text:p text:style-name="P52">In order to study BOHB performance, we decided to run two new studies using Bayesian Optimization (without Hyperband) and Random Search using as budget 50 epochs. We ran both <text:span text:style-name="T33">for 400 iterations</text:span><text:span text:style-name="T34"> </text:span><text:span text:style-name="T33">which gives a total budget of </text:span><text:span text:style-name="T35">400*3*50=60k epochs</text:span><text:span text:style-name="T33">. In order to compare with BOHB, we also ran a new BOHB study </text:span><text:span text:style-name="T35">study_bohb</text:span><text:span text:style-name="T33"> with the same total budget, using 106</text:span><text:span text:style-name="T34"> </text:span><text:span text:style-name="T33">and parameters eta=2, bmin=5 and bmax=50 (budgets={6, 12, 25, 50}. The optimization metric used was PR AUC and to curb some of the uncertainty introduced by the random parameters initialization and shuffling batch data, we average the performance of 3 models for each configuration tested. Saving performance metrics and loss in every epoch for every model in the ensemble, as well as median and MAD values. Median and MAD values were chosen since we have a small number of samples (3 models), and these statistics of central tendency and deviation are more robust to outliers than the mean and mode (mode would not even work, since we are talking about continuous ranges). We do not know if the metrics' distributions are even normal, so if they are skewed median and MAD are better estimates.</text:span></text:p>
      <text:p text:style-name="P52"/>
      <text:p text:style-name="P23">May 31 2019</text:p>
      <text:p text:style-name="P53"/>
      <text:p text:style-name="P53">Running ensembles for studies study_8 and study_9.</text:p>
      <text:p text:style-name="P48"/>
      <text:p text:style-name="P24">June 3-4 2019</text:p>
      <text:p text:style-name="P24"/>
      <text:p text:style-name="P54">Random Search study “study_rs” finished. 399 out of 400 iterations defined were completed before running out of job time (3 days). Out of the 399 configurations tested, 360 were valid. We can compare this study with study_7 in terms of number of iterations (although in terms of total budget study_7 used less). The best configuration found in study_7 shows slightly better averaged performance than the one in study_rs, which hints that the model based approach has its advantages, <text:span text:style-name="T37">although for study_7 we did not use performance averaging.</text:span></text:p>
      <text:p text:style-name="P54"/>
      <text:p text:style-name="P25">June 5 2019</text:p>
      <text:p text:style-name="P54"/>
      <text:p text:style-name="P63"><text:span text:style-name="T22">Running study_bo with 200 iterations (incorrectly chose 200 instead of 400... could do a follow-up study using this one as warmup...). Running </text:span><text:span text:style-name="T38">study_bohb_dr25_tcert_spline </text:span><text:span text:style-name="T39">using 2 nodes*4 gpus=8 configurations simultaneously. </text:span><text:span text:style-name="T40">The study was run for 72 hours, evaluating 824 configurations. </text:span><text:span text:style-name="T41">A minimum and maximum budgets of 5 and 50 were used, respectively. PR AUC was used as optimization loss. </text:span><text:span text:style-name="T42">400 iterations were submitted and for each configuration 3 models were trained, using the sample median as estimate of the performance of the configurations. </text:span><text:span text:style-name="T41">Another study, “</text:span><text:span text:style-name="T38">study_bohb_dr25_tcert_spline</text:span><text:span text:style-name="T41">2” was run for 72 hours using 1 node </text:span><text:span text:style-name="T43">using the </text:span><text:span text:style-name="T41">previous study as warm-</text:span><text:soft-page-break/><text:span text:style-name="T41">up.</text:span></text:p>
      <text:p text:style-name="P55"/>
      <text:p text:style-name="P26">June 17 2019</text:p>
      <text:p text:style-name="P56"/>
      <text:p text:style-name="P56">Training models for study “study_bohb” and “study_bohb_dr25_tcert_spline2” to check if distribution of false positives changes, since it might be due to incorrect labeling in DR24.</text:p>
      <text:p text:style-name="P56"/>
      <text:p text:style-name="P27">June 18 2019</text:p>
      <text:p text:style-name="P57"/>
      <text:p text:style-name="P57">Working on train.py and get_pcprobs.py to accommodate the new changes. Running Shallue’s configuration on DR25+TCERT labels to compare with our configuration from the HPO studies in the same dataset. Working on script to load samples from the datasets based on the predicted output from the model/ensemble. <text:span text:style-name="T44">Preparing to run ensembles on Shallue’s configuration on DR25+TCERT labels and trained models from study “study_bohb” and “study_bohb_dr25_tcert_spline2”.</text:span></text:p>
      <text:p text:style-name="P57"/>
      <text:p text:style-name="P28">June 19 2019</text:p>
      <text:p text:style-name="P64"/>
      <text:p text:style-name="P64">Ran ensembles for:</text:p>
      <text:p text:style-name="P64"/>
      <text:p text:style-name="P64">- Shallue’s configuration on DR25 + TCERT spline (50 epochs)</text:p>
      <text:p text:style-name="P64">- Best configuration on study_bohb_dr25_tcert_spline2 (50 epochs, nmodels=3, hpo_loss=PR AUC)</text:p>
      <text:p text:style-name="P64">- Best configuration on study_bohb (50 epochs, nmodels=3, hpo_loss=PR AUC) which was used when comparing different optimizers on DR24</text:p>
      <text:p text:style-name="P64"/>
      <text:p text:style-name="P28"><text:span text:style-name="T24">When comparing the results between the two BOHB studies performed on DR24 and DR25 + TCERT labels, we can see that the fraction of false positives </text:span><text:span text:style-name="T26">in the test set </text:span><text:span text:style-name="T24">that are classified as almost certain PC (above 0.9) is smaller for DR25, which can be possibly related with having better labels. </text:span><text:span text:style-name="T26">When comparing between Shallue and the BOHB study on DR25, we can observe that Shallue’s configuration is better in terms of precision, PR AUC and accuracy, while our configuration presents higher performance in terms of recall and ROC AUC, even though Shallue’s HPO study </text:span><text:span text:style-name="T27">(on a different dataset, DR24+Autovetter labels) </text:span><text:span text:style-name="T26">used as optimization loss ROC AUC on the validation set</text:span><text:span text:style-name="T27"> </text:span><text:span text:style-name="T26">and in our study we used PR AUC. </text:span><text:span text:style-name="T27">I ran again Shallue’s configuration on DR24 and was not able to get the same results as before (which matched the ones in the paper). The only thing I can think right now that is different from what I did approximately two months ago was the fact that now I am performing data augmentation, I am not using any decay rate for regularization in the FC layers, and the tensorflow library might be different – which I am not sure.</text:span></text:p>
      <text:p text:style-name="P65"/>
      <text:p text:style-name="P29">June 20<text:span text:style-name="T45">-21</text:span> 2019</text:p>
      <text:p text:style-name="P29"/>
      <text:p text:style-name="P58">The models trained on 300 epochs using <text:span text:style-name="T45">the </text:span>best configuration obtained from study_bohb_dr25_tcert_spline2 overfit, <text:span text:style-name="T45">with the training and validation loss diverging on average around 100 epochs</text:span>. I stopped this training and a new <text:span text:style-name="T45">one </text:span>using 100 epochs. The <text:span text:style-name="T45">performance achieved was better in all the evaluation metrics considered when compared to Shallue’s ensemble. Observing the behavior of the loss function for models in Shallue’s ensemble, we can see that the models are not overfitting and can be trained for more epochs. The training on 300 epochs was continued for the remaining 5 models in order to check how the ensemble of overfitted models behave. Our configuration is smaller than Shallue’s, since ours has one less FC layer.</text:span></text:p>
      <text:p text:style-name="P58"/>
      <text:p text:style-name="P30">June 24 2019</text:p>
      <text:p text:style-name="P59"><text:soft-page-break/></text:p>
      <text:p text:style-name="P59">The <text:span text:style-name="T46">ensemble with overfitted models performed worse than the one with models trained on 100 epochs. <text:s/>Shallue’s configuration was also trained for 300 epochs to analyze when it starts diverging. Looking at the loss over epoch plots, we could observe that after around 80 epochs the training and loss validation started to diverge. Up until this point we were setting the number of epochs manually by looking at the validation and training loss curves and observe where they start diverging. Due to random weight initialization, the models in the ensemble can reach different local optimum points, and even for the same one, different models can take a different number of epochs to get there. In order to deal with this, we could either implement early stopping or select a posteriori the epoch in which the model achieved the best performance (although this would mean that we would have to save all model instances before choosing).</text:span></text:p>
      <text:p text:style-name="P60">Another point of analysis that we want to explore is how is the model performance is affected when applied to TCEs which were folded using ephemeris information from TPS instead of DV. Based on a study performed by Laurent, the difference in the ephemeris is only significant for the period, which is crucial particularly for the local view.</text:p>
      <text:p text:style-name="P60"/>
      <text:p text:style-name="P31">June 25 2019</text:p>
      <text:p text:style-name="P31"/>
      <text:p text:style-name="P61">Implemented early stopping (still need to add some features such as delta thresholding and minimum steps). Conducted the analysis evaluating the ensemble from study_bohb_dr25_tcert_spline2 on two different datasets: one using the time series obtained based on the ephemeris information from the DV component from the pipeline and the other based on the information from the TPS module. The ensemble performed significantly worse on the latter, which means that the differences in the ephemeris are not irrelevant.</text:p>
      <text:p text:style-name="P61"/>
      <text:p text:style-name="P32">June 26 2019</text:p>
      <text:p text:style-name="P32"/>
      <text:p text:style-name="P62">Started a new BOHB study <text:span text:style-name="T47">(bohb_dr25_tcert_whitened1)</text:span> for the DR25+TCERT+whitened dataset, training 3 models per configuration, median PR AUC as optimization loss (in order to keep it coherent with what was used when conducting the study for the spline dataset). Running for 300 iterations and 100 hours using 3 nodes (12 GPUs, 1 model trained per GPU). Total budget estimate is 170100 epochs. The job time requested is probably not enough to go through the 100 hours. Total budget goal is 128673 epochs, since it was what was used for the spline study.</text:p>
      <text:p text:style-name="P62"/>
      <text:p text:style-name="P33">June 27 2019</text:p>
      <text:p text:style-name="P66"/>
      <text:p text:style-name="P66">Produced plots to compare the examples correctly classified by the model in the DV dataset and missclassified in the TPS dataset. There are also some changes to the global view despite the small variability in the period information between TPS and DV. For the same TCE, most examples do not have a similar predicted score.</text:p>
      <text:p text:style-name="P66"/>
      <text:p text:style-name="P34">July 1 2019</text:p>
      <text:p text:style-name="P67"/>
      <text:p text:style-name="P34"><text:span text:style-name="T24">The </text:span><text:span text:style-name="T28">HPO </text:span><text:span text:style-name="T24">job using the whitened dataset ran to fully completion in 72 hours. </text:span><text:span text:style-name="T29">The ensemble was created using early stopping with a patience of 20 epochs. The same early stopping was used for study study_bohb_dr25_tcert_spline2 in order to compare the results between the two studies. The spline study achieved a higher performance than the study with the whitened data. However, we have to take into account the fact that the </text:span><text:span text:style-name="T30">whitened dataset has 31742 samples in total, while the spline dataset only has 27226. We must find why the two datasets, although using the same ephemeris information from </text:span><text:soft-page-break/><text:span text:style-name="T30">the DV module, have such a significant difference in the number of available TCEs.</text:span></text:p>
      <text:p text:style-name="P35"><text:span text:style-name="T30">T</text:span><text:span text:style-name="T24">he spline preprocessing of DR25+TCERT using DV ephemeris and 2001 and 201 as binning parameters took 9 hours on Pleiades. 20 Ivy nodes were used, 1 shard preprocessed in each node. </text:span><text:span text:style-name="T31">The dataset has around 34k TCEs and only two did not go through the preprocessing. On the other hand, the whitened dataset has around 31k examples. Running the whitening preprocessing again to check how many TCEs are not preprocessed.</text:span></text:p>
      <text:p text:style-name="P68"/>
      <text:p text:style-name="P36">July 11 2019</text:p>
      <text:p text:style-name="P36"/>
      <text:p text:style-name="P69">The whitened dataset was preprocessed again, yielding a total of about 32.4k TCEs. Most of the 1600 excluded TCEs are because the flux time series is all zeros <text:span text:style-name="T50">(something wrong with either the 34k source tbl files or the pickle files Laurent created – less memory consumption than the tbl files)</text:span>. Still got about 700 hundred more TCEs than the whitened dataset on data5. </text:p>
      <text:p text:style-name="P69"/>
      <text:p text:style-name="P75">July 18 2019</text:p>
      <text:p text:style-name="P75"/>
      <text:p text:style-name="P70">Started two new hyperparameter optimization studies using the TCEs common to the whitened and spline datasets (~): bohb_<text:span text:style-name="T48">dr25tcert_whitened2 and bohb_dr25tcer_spline3. Both of them are running for 400 iterations, PR AUC as optimization loss, and training 3 models per configuration. The whitened study is running locally on remembrane, so it is using 2 GPUs, while the spline study is running on the DSG V100s queue, using 12 GPUs for 3 days. These 3 days should not be enough to go over the 400 iterations (about 200 iterations after 2 days, so far). The study on remembrane is going much more slowly, since we only have 2 GPUs, but we are not limited on time. In hindsight, I should have requested 4-5 days for the study on Pleiades, so that it could go through the 400 iterations. With these two studies we want to compare these two different preprocessing techniques: whitening and spline using the same data.</text:span></text:p>
      <text:p text:style-name="P71">At the same time, a set of 10 models were trained using the new 34k spline dataset and the best configuration obtained in <text:span text:style-name="T47">study_bohb_dr25_tcert_spline2. </text:span>Early stopping with a patience of 20 epochs and a total number of 300 epochs was used. This ensemble was then used to infer on the 180k unlabeled dataset and rank the TCEs by predicted output. The next goal is to <text:span text:style-name="T49">understand if the ranking produced by the ensemble reflects the analysis by subject matter experts, i.e, those TCEs ranked highly are in fact interesting, worthy of follow-up analysis, and as we go down on the ranking, the examples become less promising. The ensemble takes around 10-15 minutes to infer on the 180k TCEs on my local desktop glaeken (one 4 GB GPU). The ensemble classified as PC around 1k TCEs out of the 180k in the dataset (threshold=0.5).</text:span></text:p>
      <text:p text:style-name="P71"/>
      <text:p text:style-name="P76">July 19 2019</text:p>
      <text:p text:style-name="P76"/>
      <text:p text:style-name="P73">The study bohb_dr25tcert_whitened2 <text:span text:style-name="T51">was suspended, so I had to cancel it. Started a new study bohb_dr25tcert_whitened3 and bohb_dr25tcert_whitened4 on Pleiades (after bohb_dr25tcert_spline3 finished – 350 iterations out of 400). <text:s/>bohb_dr25tcert_whitened4 was run for the same number of iterations and time as bohb_dr25tcert_spline3.</text:span></text:p>
      <text:p text:style-name="P74">As for the ranking produced by the ensemble, the distribution of outputs, at least for the top ones (&gt;0.9) is similar to the one present in cand_list.csv, which was obtained by Pedro(Laurent?) on May 7. However, there is another ranking in cand_list_batched.csv, which has a completely different distribution of outputs, with a lot of outputs in the 0.99-1 range. Have to figure out how they generated this ranking. As for the ranking produced now, we crossed the results with the 15 promising candidates that Laurent had based on the DV reports. For those, two of them were considered non-PC.</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38:33.011116612</meta:creation-date>
    <dc:date>2019-07-19T16:39:48.450144796</dc:date>
    <meta:editing-duration>P21DT13H51M19S</meta:editing-duration>
    <meta:editing-cycles>40</meta:editing-cycles>
    <meta:generator>LibreOffice/5.3.6.1$Linux_X86_64 LibreOffice_project/30$Build-1</meta:generator>
    <meta:document-statistic meta:table-count="0" meta:image-count="0" meta:object-count="0" meta:page-count="6" meta:paragraph-count="74" meta:word-count="3130" meta:character-count="18937" meta:non-whitespace-character-count="15872"/>
  </office:meta>
</office:document-meta>
</file>